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cccccd" draw:textarea-horizontal-align="justify" draw:textarea-vertical-align="middle" draw:auto-grow-height="false" fo:padding-top="0.15cm" fo:padding-bottom="0.15cm" fo:padding-left="0.275cm" fo:padding-right="0.275cm" draw:shadow-offset-x="0.305cm" draw:shadow-offset-y="0.305cm"/>
    </style:style>
    <style:style style:name="gr2" style:family="graphic" style:parent-style-name="standard">
      <style:graphic-properties draw:fill="solid" draw:fill-color="#dcffdc" draw:textarea-horizontal-align="justify" draw:textarea-vertical-align="middle" draw:auto-grow-height="false" fo:min-height="0.376cm" fo:min-width="1.199cm" draw:shadow="visible" draw:shadow-offset-x="0.102cm" draw:shadow-offset-y="0.102cm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fo:min-height="0.217cm" fo:min-width="1.07cm" draw:shadow="visible" draw:shadow-offset-x="0.102cm" draw:shadow-offset-y="0.102cm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 fo:min-height="0.326cm" fo:min-width="1.103cm" draw:shadow="visible" draw:shadow-offset-x="0.102cm" draw:shadow-offset-y="0.1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051cm" draw:shadow-offset-y="0.05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5.681cm" svg:height="3.675cm" svg:x="18.002cm" svg:y="5.3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305cm" svg:height="3.727cm" svg:x="1.025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997cm" svg:height="1.575cm" svg:x="11.674cm" svg:y="6.386cm">
          <text:p text:style-name="P2"><text:span text:style-name="T1">Web Server</text:span></text:p>
          <text:p text:style-name="P2"><text:span text:style-name="T2">(Apach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4.369cm" svg:height="1.575cm" svg:x="18.61cm" svg:y="6.386cm">
          <text:p text:style-name="P2"><text:span text:style-name="T1">Web Client</text:span></text:p>
          <text:p text:style-name="P2"><text:span text:style-name="T2">(JQuery, ...)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4.773cm" svg:height="1.575cm" svg:x="5.753cm" svg:y="6.386cm">
          <text:p text:style-name="P2"><text:span text:style-name="T1">MATRep CGI-script</text:span></text:p>
          <text:p text:style-name="P2"><text:span text:style-name="T2">(Pyth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4.155cm" svg:height="0.89cm" svg:x="6.829cm" svg:y="4.414cm">
          <draw:text-box>
            <text:p><text:span text:style-name="T3">MATRep Server</text:span></text:p>
          </draw:text-box>
        </draw:frame>
        <draw:frame draw:style-name="gr5" draw:text-style-name="P4" draw:layer="layout" svg:width="3.982cm" svg:height="0.89cm" svg:x="18.634cm" svg:y="4.414cm">
          <draw:text-box>
            <text:p><text:span text:style-name="T3">MATRep Client</text:span></text:p>
          </draw:text-box>
        </draw:frame>
        <draw:connector draw:style-name="gr6" draw:text-style-name="P1" draw:layer="layout" draw:type="line" svg:x1="5.753cm" svg:y1="7.173cm" svg:x2="4.618cm" svg:y2="7.174cm" draw:start-shape="id1" draw:start-glue-point="3" draw:end-shape="id2" draw:end-glue-point="7" svg:d="m5753 7173-1135 1" svg:viewBox="0 0 1136 2">
          <text:p/>
        </draw:connector>
        <draw:connector draw:style-name="gr6" draw:text-style-name="P1" draw:layer="layout" draw:type="line" svg:x1="10.526cm" svg:y1="7.173cm" svg:x2="11.674cm" svg:y2="7.173cm" draw:start-shape="id1" draw:start-glue-point="1" draw:end-shape="id3" draw:end-glue-point="3" svg:d="m10526 7173h1148" svg:viewBox="0 0 1149 1">
          <text:p/>
        </draw:connector>
        <draw:connector draw:style-name="gr6" draw:text-style-name="P1" draw:layer="layout" draw:type="line" svg:x1="14.671cm" svg:y1="7.173cm" svg:x2="18.61cm" svg:y2="7.173cm" draw:start-shape="id3" draw:start-glue-point="1" draw:end-shape="id4" draw:end-glue-point="3" svg:d="m14671 7173h3939" svg:viewBox="0 0 3940 1">
          <text:p/>
        </draw:connector>
        <draw:custom-shape draw:style-name="gr7" draw:text-style-name="P1" xml:id="id2" draw:id="id2" draw:layer="layout" svg:width="3.216cm" svg:height="1.971cm" svg:x="1.402cm" svg:y="6.188cm">
          <text:p text:style-name="P1">matrep.db</text:p>
          <text:p text:style-name="P1">(SQLite)</text:p>
          <draw:enhanced-geometry svg:viewBox="0 0 21600 21600" draw:glue-points="10800 0 0 10800 10800 21600 21600 10800" draw:text-areas="0 0 21600 ?f11" draw:type="paper" draw:modifiers="18108.548336959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layer="layout" svg:width="12.47cm" svg:height="1.043cm" svg:x="3.216cm" svg:y="1.531cm">
          <draw:text-box>
            <text:p>MATRep = <text:span text:style-name="T4">M</text:span>eteorological <text:span text:style-name="T4">A</text:span>pplication <text:span text:style-name="T4">T</text:span>est <text:span text:style-name="T4">Rep</text:span>orter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0-01-04T06:27:30</meta:creation-date>
    <dc:date>2014-04-21T18:47:41</dc:date>
    <meta:editing-cycles>310</meta:editing-cycles>
    <meta:editing-duration>P33DT1H6M56S</meta:editing-duration>
    <dc:creator>Jo Asplin</dc:creator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